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ひひひひっ！！　おま！！　それ絶対
刃の向きが逆だったってオチだろ！？！
な！？　な！？</text:p>
          </table:table-cell>
          <table:table-cell table:number-columns-repeated="1023"/>
        </table:table-row>
        <table:table-row>
          <table:table-cell table:style-name="ce0" office:value-type="string">
            <text:p>盗賊
「あーーーねーーーさーーーーん！！！！
　なんで先にそれ言っちゃうんっすかあぁぁ！」</text:p>
          </table:table-cell>
          <table:table-cell table:number-columns-repeated="1023"/>
        </table:table-row>
        <table:table-row>
          <table:table-cell table:style-name="ce0" office:value-type="string">
            <text:p>ぶわーーーーっはっはっはっはっはっ！！！
読まれてやんの！！　オチ読まれてやんの！！</text:p>
          </table:table-cell>
          <table:table-cell table:number-columns-repeated="1023"/>
        </table:table-row>
        <table:table-row>
          <table:table-cell table:style-name="ce0" office:value-type="string">
            <text:p>盗賊
「んひゃはははははは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あっと、ちょい便所！！」</text:p>
          </table:table-cell>
          <table:table-cell table:number-columns-repeated="1023"/>
        </table:table-row>
        <table:table-row>
          <table:table-cell table:style-name="ce0" office:value-type="string">
            <text:p>おう！　3秒で済ませろよな！！！　ひひ！！</text:p>
          </table:table-cell>
          <table:table-cell table:number-columns-repeated="1023"/>
        </table:table-row>
        <table:table-row>
          <table:table-cell table:style-name="ce0" office:value-type="string">
            <text:p>盗賊
「そこは3分にしてくださいよおおおぉ！！
　んへはははは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そういやあねさん一度も便所立ってないみたい
　っすけど！　溜まってんじゃないっすか！？」</text:p>
          </table:table-cell>
          <table:table-cell table:number-columns-repeated="1023"/>
        </table:table-row>
        <table:table-row>
          <table:table-cell table:style-name="ce0" office:value-type="string">
            <text:p>ああ！？　お前オレを誰だと思ってんだ！？
便所が来いってんだよ！！</text:p>
          </table:table-cell>
          <table:table-cell table:number-columns-repeated="1023"/>
        </table:table-row>
        <table:table-row>
          <table:table-cell table:style-name="ce0" office:value-type="string">
            <text:p>つーかてめぇ！！　女に何聞いてんだこんの
野郎！！！　切り落とすぞ！！！ｗｗｗｗｗ</text:p>
          </table:table-cell>
          <table:table-cell table:number-columns-repeated="1023"/>
        </table:table-row>
        <table:table-row>
          <table:table-cell table:style-name="ce0" office:value-type="string">
            <text:p>盗賊
「ひいいいいいぃぃぃっ！！！！ｗｗｗｗｗｗ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